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9ebc"/>
    </style:style>
    <style:style style:name="P2" style:family="paragraph" style:parent-style-name="Standard">
      <style:text-properties officeooo:paragraph-rsid="0006e9e0"/>
    </style:style>
    <style:style style:name="P3" style:family="paragraph" style:parent-style-name="Text_20_body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9e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emergentmind.com/topics/matrix-multiply-assist-mma" text:style-name="Internet_20_link" text:visited-style-name="Visited_20_Internet_20_Link">https://www.emergentmind.com/topics/matrix-multiply-assist-mma</text:a></text:p>
      <text:p text:style-name="Standard"/>
      <text:p text:style-name="Standard"/>
      <text:p text:style-name="Standard"/>
      <text:p text:style-name="Standard"/>
      <text:p text:style-name="P3"><text:span text:style-name="T1"/></text:p>
      <text:p text:style-name="P3"><text:s/></text:p>
      <text:p text:style-name="Standard"/>
      <text:p text:style-name="Standard">Matrix-Multiply-Assist (MMA) è un paradigma che ottimizza la moltiplicazione di matrici in generale sostituendo i moltiplicatori tradizionali con efficienti catene di addizione e operazioni di memoria on-chip.</text:p>
      <text:p text:style-name="Standard">Sfrutta istruzioni hardware specializzate, aritmetica a bassa precisione e layout di dati specifici per dominio per migliorare significativamente la produttività, l'efficienza energetica e la latenza.</text:p>
      <text:p text:style-name="Standard">MMA è integrato in processori moderni come IBM POWER10, GPU NVIDIA e acceleratori AMD, consentendo applicazioni di deep learning e calcolo scientifico scalabili.</text:p>
      <text:p text:style-name="Standard"/>
      <text:p text:style-name="Standard">Matrix-Multiply-Assist (MMA) si riferisce a una classe di architetture di accelerazione, istruzioni hardware e algoritmi che migliorano la produttività e l'efficienza della moltiplicazione di matrici, un kernel computazionale fondamentale nell'apprendimento automatico e nel calcolo scientifico. Nel paradigma MMA, il compito principale di GEMM – general matrix–matrix multiplication – viene accelerato tramite caratteristiche architetturali che (i) sostituiscono l'hardware di moltiplicazione generico con operazioni specializzate a basso costo, (ii) codificano il pattern di moltiplicazione-accumulazione in micro-operazioni compatte e (iii) consentono lo sfruttamento di aritmetica a bassa precisione e layout di dati specifici del dominio per il massimo utilizzo dell'hardware. L'MMA è prominente sia nelle architetture dei chip classiche che in quelle innovative, tra cui gli acceleratori di sola aggiunta, le GPU IBM POWER10, NVIDIA e AMD e le astrazioni emergenti di compilatori e software (Cussen et al., 2023, Moreira et al., 2021, Kuzma et al., 2023, Choi et al., 2022, Xie et al., 14 novembre 2025).</text:p>
      <text:p text:style-name="Standard"/>
      <text:p text:style-name="Standard"/>
      <text:p text:style-name="Standard">1. <text:span text:style-name="T1">Algoritmi MMA e il paradigma della sola addizione</text:span></text:p>
      <text:p text:style-name="Standard"/>
      <text:p text:style-name="Standard">La moltiplicazione di matrici hardware tradizionale si basa su moltiplicatori ad alta intensità di risorse accoppiati a sommatori per ogni termine. Gli algoritmi Matrix-Multiply-Assist (MMA), come quelli descritti in "Matrix Multiplication Using Only Addition" (Cussen et al., 2023), eliminano del tutto i moltiplicatori scalari, sostituendo ogni moltiplicazione con una sequenza a profondità costante di addizioni e operazioni di copia on-chip (pointer-follow). L'intuizione di base sfrutta la scarsità strutturale e la ridondanza dei valori in vettori di grandi dimensioni a precisione fissa, consentendo la codifica dei prodotti scalari come catene di addizione preelaborate:</text:p>
      <text:p text:style-name="Standard"/>
      <text:p text:style-name="Standard">Ogni vettore colonna V=[v1,…,vn]⊤V=[v1​,…,vn​]⊤ viene preelaborato: allineamento (spostamento a destra degli zeri finali), ordinamento, deduplicazione (residui univoci SS) e codifica per differenza (DD).</text:p>
      <text:p text:style-name="Standard">Per ogni cc scalare, calcola [cd1,…,cdm][cd1​,…,cdm​] utilizzando metodi shift-add ("russo-contadino" o ricorsivi); ricostruisci cScS tramite somma di prefissi; recupera ogni cvicvi​ tramite ricerca indicizzata e applica lo spostamento di bit hihi​ se necessario.</text:p>
      <text:p text:style-name="Standard"/>
      <text:p text:style-name="Standard">Questa progettazione riduce il numero di operazioni di addizione per moltiplicazione su dati casuali a meno di uno in media (ad esempio, per mantisse a 24 bit, C(n,224)/n≈1C(n,224)/n≈1 a n≳105n≳105), offrendo risparmi sostanziali di area, energia e latenza poiché i moltiplicatori vengono completamente eliminati dall'architettura (Cussen et al., 2023).</text:p>
      <text:p text:style-name="Standard"><text:soft-page-break/></text:p>
      <text:p text:style-name="Standard">2. <text:span text:style-name="T1">Architetture MMA e strutture di set di istruzioni</text:span></text:p>
      <text:p text:style-name="Standard"/>
      <text:p text:style-name="Standard">MMA è implementato a livello hardware in diverse architetture. Un esempio importante è la struttura MMA in Power ISA v3.1, implementata nei processori IBM POWER10 (Moreira et al., 2021, Kuzma et al., 2023). Le caratteristiche principali includono:</text:p>
      <text:p text:style-name="Standard"/>
      <text:p text:style-name="P1">Organizzazione di accumulatori e registri vettore-scalari: 64 <text:span text:style-name="T2">x</text:span> 128 bit VSR<text:span text:style-name="T2">s</text:span> e accumulatori a 8 <text:span text:style-name="T2">x</text:span> 512 bit, ciascuno contenente una matrice 4×4 o 4×2 (fp64).</text:p>
      <text:p text:style-name="Standard"/>
      <text:p text:style-name="P2"><text:span text:style-name="T1">Pipeline di esecuzion</text:span>e: due pipeline parallele (MU2, MU3) istanziano un motore matematico a matrice che fornisce fino a due istruzioni MMA per ciclo, in modo continuo. </text:p>
      <text:p text:style-name="P2"/>
      <text:p text:style-name="P2"><text:span text:style-name="T1">Catalogo Istruzioni</text:span>: Supporto per aggiornamenti di prodotti esterni interi (int4/int8/int16) e in virgola mobile (fp16/bf16/fp32/fp64), con maschere riga/colonna/prodotto per un controllo più dettagliato.</text:p>
      <text:p text:style-name="P2"/>
      <text:p text:style-name="Standard"><text:span text:style-name="T1">Semantica Matematica</text:span>: Funzionalità per prodotti esterni 4×4, 4×2 e rank-kk mascherati, con mappatura diretta alle funzionalità integrate del compilatore C/C++.</text:p>
      <text:p text:style-name="Standard"/>
      <text:p text:style-name="Standard">Le istruzioni MMA implementano:</text:p>
      <text:p text:style-name="Standard"/>
      <text:p text:style-name="Standard">Aij←∑k=0K−1Xi(k)Yj(k)+Aij</text:p>
      <text:p text:style-name="Standard">Aij​←k=0∑K−1​Xi(k)​Yj(k)​+Aij​</text:p>
      <text:p text:style-name="Standard"/>
      <text:p text:style-name="Standard">per blocchi 4×4×4, con varianti per diversi tipi aritmetici e strategie di mascheramento (Moreira et al., 2021).</text:p>
      <text:p text:style-name="Standard"/>
      <text:p text:style-name="Standard">Nelle architetture NVIDIA e AMD, le unità MMA note come Tensor Core e Matrix Core eseguono operazioni di moltiplicazione-accumulo di matrici di blocchi in una singola istruzione (ad esempio, WMMA su NVIDIA: mma.m16n16k16.f32.f16.f16.f32mma.m16n16k16.f32.f16.f16.f32) con supporto per una varietà di formati a bassa precisione (FP16, INT4, FP8, BF16) e promozione sistematica dell'accumulatore (ad esempio, INT4 -&gt; INT32) (Xie et al., 14 novembre 2025, Choi et al., 2022)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0:35:01.541261023</meta:creation-date>
    <meta:generator>LibreOffice/24.2.7.2$Linux_X86_64 LibreOffice_project/420$Build-2</meta:generator>
    <dc:date>2026-01-27T16:04:09.582588211</dc:date>
    <meta:editing-duration>PT5H7M29S</meta:editing-duration>
    <meta:editing-cycles>1</meta:editing-cycles>
    <meta:document-statistic meta:table-count="0" meta:image-count="0" meta:object-count="0" meta:page-count="2" meta:paragraph-count="22" meta:word-count="619" meta:character-count="4947" meta:non-whitespace-character-count="3935"/>
  </office:meta>
</office:document-meta>
</file>